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start" style:justify-single-word="false"/>
      <style:text-properties fo:font-size="13pt" fo:language="el" fo:country="GR" style:text-underline-style="solid" style:text-underline-width="auto" style:text-underline-color="font-color" fo:font-weight="bold" officeooo:rsid="001bee95" officeooo:paragraph-rsid="001bee95" style:font-size-asian="11.3500003814697pt" style:font-weight-asian="bold" style:font-size-complex="13pt" style:font-weight-complex="bold"/>
    </style:style>
    <style:style style:name="P2" style:family="paragraph" style:parent-style-name="Text_20_body">
      <style:paragraph-properties fo:text-align="start" style:justify-single-word="false"/>
      <style:text-properties fo:font-size="13pt" fo:language="el" fo:country="GR" style:text-underline-style="solid" style:text-underline-width="auto" style:text-underline-color="font-color" fo:font-weight="bold" officeooo:rsid="001d4f3e" officeooo:paragraph-rsid="001d4f3e" style:font-size-asian="11.3500003814697pt" style:font-weight-asian="bold" style:font-size-complex="13pt" style:font-weight-complex="bold"/>
    </style:style>
    <style:style style:name="P3" style:family="paragraph" style:parent-style-name="Text_20_body">
      <style:paragraph-properties fo:text-align="start" style:justify-single-word="false"/>
      <style:text-properties fo:font-size="13pt" fo:language="el" fo:country="GR" style:text-underline-style="solid" style:text-underline-width="auto" style:text-underline-color="font-color" fo:font-weight="bold" officeooo:paragraph-rsid="001f4a08" style:font-size-asian="11.3500003814697pt" style:font-weight-asian="bold" style:font-size-complex="13pt" style:font-weight-complex="bold"/>
    </style:style>
    <style:style style:name="P4" style:family="paragraph" style:parent-style-name="Text_20_body">
      <style:paragraph-properties fo:text-align="start" style:justify-single-word="false"/>
      <style:text-properties fo:font-size="13pt" fo:language="el" fo:country="GR" style:text-underline-style="solid" style:text-underline-width="auto" style:text-underline-color="font-color" fo:font-weight="bold" officeooo:paragraph-rsid="00234474" style:font-size-asian="11.3500003814697pt" style:font-weight-asian="bold" style:font-size-complex="13pt" style:font-weight-complex="bold"/>
    </style:style>
    <style:style style:name="P5" style:family="paragraph" style:parent-style-name="Text_20_body">
      <style:paragraph-properties fo:text-align="start" style:justify-single-word="false"/>
      <style:text-properties fo:font-size="13pt" fo:language="el" fo:country="GR" style:text-underline-style="solid" style:text-underline-width="auto" style:text-underline-color="font-color" fo:font-weight="bold" officeooo:rsid="0024ca30" officeooo:paragraph-rsid="0024ca30" style:font-size-asian="11.3500003814697pt" style:font-weight-asian="bold" style:font-size-complex="13pt" style:font-weight-complex="bold"/>
    </style:style>
    <style:style style:name="P6" style:family="paragraph" style:parent-style-name="Text_20_body">
      <style:paragraph-properties fo:text-align="start" style:justify-single-word="false"/>
      <style:text-properties fo:font-size="13pt" fo:language="el" fo:country="GR" style:text-underline-style="none" fo:font-weight="normal" officeooo:rsid="001bee95" officeooo:paragraph-rsid="001bee95" style:font-size-asian="11.3500003814697pt" style:font-weight-asian="normal" style:font-size-complex="13pt" style:font-weight-complex="normal"/>
    </style:style>
    <style:style style:name="P7" style:family="paragraph" style:parent-style-name="Text_20_body">
      <style:paragraph-properties fo:text-align="start" style:justify-single-word="false"/>
      <style:text-properties fo:font-size="13pt" fo:language="el" fo:country="GR" style:text-underline-style="none" fo:font-weight="normal" officeooo:rsid="001d4f3e" officeooo:paragraph-rsid="001bee95" style:font-size-asian="11.3500003814697pt" style:font-weight-asian="normal" style:font-size-complex="13pt" style:font-weight-complex="normal"/>
    </style:style>
    <style:style style:name="P8" style:family="paragraph" style:parent-style-name="Text_20_body" style:list-style-name="L1">
      <style:paragraph-properties fo:text-align="start" style:justify-single-word="false"/>
      <style:text-properties fo:font-size="13pt" fo:language="el" fo:country="GR" style:text-underline-style="none" fo:font-weight="normal" officeooo:rsid="001d4f3e" officeooo:paragraph-rsid="001d4f3e" style:font-size-asian="11.3500003814697pt" style:font-weight-asian="normal" style:font-size-complex="13pt" style:font-weight-complex="normal"/>
    </style:style>
    <style:style style:name="P9" style:family="paragraph" style:parent-style-name="Text_20_body" style:list-style-name="L1">
      <style:paragraph-properties fo:text-align="start" style:justify-single-word="false"/>
      <style:text-properties fo:font-size="13pt" fo:language="el" fo:country="GR" style:text-underline-style="none" fo:font-weight="normal" officeooo:paragraph-rsid="001d4f3e" style:font-size-asian="11.3500003814697pt" style:font-weight-asian="normal" style:font-size-complex="13pt" style:font-weight-complex="normal"/>
    </style:style>
    <style:style style:name="P10" style:family="paragraph" style:parent-style-name="Text_20_body" style:list-style-name="L1">
      <style:paragraph-properties fo:text-align="start" style:justify-single-word="false"/>
      <style:text-properties fo:font-size="13pt" fo:language="el" fo:country="GR" style:text-underline-style="none" fo:font-weight="normal" officeooo:paragraph-rsid="001f4a08" style:font-size-asian="11.3500003814697pt" style:font-weight-asian="normal" style:font-size-complex="13pt" style:font-weight-complex="normal"/>
    </style:style>
    <style:style style:name="P11" style:family="paragraph" style:parent-style-name="Text_20_body" style:list-style-name="L1">
      <style:paragraph-properties fo:text-align="start" style:justify-single-word="false"/>
      <style:text-properties fo:font-size="13pt" fo:language="el" fo:country="GR" style:text-underline-style="none" fo:font-weight="normal" officeooo:paragraph-rsid="00218cb7" style:font-size-asian="11.3500003814697pt" style:font-weight-asian="normal" style:font-size-complex="13pt" style:font-weight-complex="normal"/>
    </style:style>
    <style:style style:name="P12" style:family="paragraph" style:parent-style-name="Text_20_body" style:list-style-name="L1">
      <style:paragraph-properties fo:text-align="start" style:justify-single-word="false"/>
      <style:text-properties fo:font-size="13pt" fo:language="el" fo:country="GR" style:text-underline-style="none" fo:font-weight="normal" officeooo:rsid="001f4a08" officeooo:paragraph-rsid="001f4a08" style:font-size-asian="11.3500003814697pt" style:font-weight-asian="normal" style:font-size-complex="13pt" style:font-weight-complex="normal"/>
    </style:style>
    <style:style style:name="P13" style:family="paragraph" style:parent-style-name="Text_20_body" style:list-style-name="L1">
      <style:paragraph-properties fo:text-align="start" style:justify-single-word="false"/>
      <style:text-properties fo:font-size="13pt" fo:language="el" fo:country="GR" style:text-underline-style="none" fo:font-weight="normal" officeooo:rsid="00218cb7" officeooo:paragraph-rsid="00218cb7" style:font-size-asian="11.3500003814697pt" style:font-weight-asian="normal" style:font-size-complex="13pt" style:font-weight-complex="normal"/>
    </style:style>
    <style:style style:name="P14" style:family="paragraph" style:parent-style-name="Text_20_body">
      <style:paragraph-properties fo:text-align="start" style:justify-single-word="false"/>
      <style:text-properties fo:font-size="13pt" fo:language="el" fo:country="GR" style:text-underline-style="none" fo:font-weight="normal" officeooo:rsid="00234474" officeooo:paragraph-rsid="00234474" style:font-size-asian="11.3500003814697pt" style:font-weight-asian="normal" style:font-size-complex="13pt" style:font-weight-complex="normal"/>
    </style:style>
    <style:style style:name="P15" style:family="paragraph" style:parent-style-name="Text_20_body">
      <style:paragraph-properties fo:text-align="start" style:justify-single-word="false"/>
      <style:text-properties fo:font-size="13pt" fo:language="el" fo:country="GR" style:text-underline-style="none" fo:font-weight="normal" officeooo:rsid="002d9e32" officeooo:paragraph-rsid="002d9e32" style:font-size-asian="11.3500003814697pt" style:font-weight-asian="normal" style:font-size-complex="13pt" style:font-weight-complex="normal"/>
    </style:style>
    <style:style style:name="P16" style:family="paragraph" style:parent-style-name="Text_20_body">
      <style:paragraph-properties fo:text-align="start" style:justify-single-word="false"/>
      <style:text-properties fo:font-size="13pt" fo:language="el" fo:country="GR" style:text-underline-style="none" fo:font-weight="normal" officeooo:rsid="0032016f" officeooo:paragraph-rsid="0032016f" style:font-size-asian="11.3500003814697pt" style:font-weight-asian="normal" style:font-size-complex="13pt" style:font-weight-complex="normal"/>
    </style:style>
    <style:style style:name="P17" style:family="paragraph" style:parent-style-name="Text_20_body">
      <style:paragraph-properties fo:text-align="start" style:justify-single-word="false"/>
      <style:text-properties fo:font-size="13pt" fo:language="el" fo:country="GR" style:text-underline-style="none" fo:font-weight="normal" officeooo:rsid="00343b7d" officeooo:paragraph-rsid="00343b7d" style:font-size-asian="11.3500003814697pt" style:font-weight-asian="normal" style:font-size-complex="13pt" style:font-weight-complex="normal"/>
    </style:style>
    <style:style style:name="P18" style:family="paragraph" style:parent-style-name="Text_20_body">
      <style:paragraph-properties fo:text-align="center" style:justify-single-word="false"/>
      <style:text-properties fo:language="el" fo:country="GR" officeooo:rsid="001bee95" officeooo:paragraph-rsid="001bee95"/>
    </style:style>
    <style:style style:name="P19" style:family="paragraph" style:parent-style-name="Text_20_body">
      <style:paragraph-properties fo:text-align="center" style:justify-single-word="false"/>
      <style:text-properties fo:language="el" fo:country="GR" fo:font-weight="normal" officeooo:rsid="001bee95" officeooo:paragraph-rsid="001bee95" style:font-weight-asian="normal" style:font-weight-complex="normal"/>
    </style:style>
    <style:style style:name="P20" style:family="paragraph" style:parent-style-name="Text_20_body">
      <style:paragraph-properties fo:text-align="start" style:justify-single-word="false"/>
      <style:text-properties fo:language="el" fo:country="GR" fo:font-weight="normal" officeooo:rsid="001bee95" officeooo:paragraph-rsid="001bee95" style:font-weight-asian="normal" style:font-weight-complex="normal"/>
    </style:style>
    <style:style style:name="P21" style:family="paragraph" style:parent-style-name="Text_20_body" style:list-style-name="L2">
      <style:paragraph-properties fo:text-align="start" style:justify-single-word="false"/>
      <style:text-properties officeooo:paragraph-rsid="00343b7d"/>
    </style:style>
    <style:style style:name="P22" style:family="paragraph" style:parent-style-name="Text_20_body" style:list-style-name="L2">
      <style:paragraph-properties fo:text-align="start" style:justify-single-word="false"/>
      <style:text-properties officeooo:paragraph-rsid="0034ec08"/>
    </style:style>
    <style:style style:name="P23" style:family="paragraph" style:parent-style-name="Heading_20_1">
      <style:paragraph-properties fo:text-align="center" style:justify-single-word="false"/>
      <style:text-properties fo:language="el" fo:country="GR" officeooo:rsid="001bee95" officeooo:paragraph-rsid="001bee95"/>
    </style:style>
    <style:style style:name="P24" style:family="paragraph" style:parent-style-name="Heading_20_2">
      <style:paragraph-properties fo:text-align="center" style:justify-single-word="false"/>
      <style:text-properties fo:language="el" fo:country="GR" officeooo:rsid="001bee95" officeooo:paragraph-rsid="001bee95"/>
    </style:style>
    <style:style style:name="P25" style:family="paragraph" style:parent-style-name="Heading_20_3">
      <style:paragraph-properties fo:text-align="center" style:justify-single-word="false"/>
      <style:text-properties fo:language="el" fo:country="GR" fo:font-weight="normal" officeooo:rsid="001bee95" officeooo:paragraph-rsid="001bee95" style:font-weight-asian="normal" style:font-weight-complex="normal"/>
    </style:style>
    <style:style style:name="T1" style:family="text">
      <style:text-properties officeooo:rsid="001d4f3e"/>
    </style:style>
    <style:style style:name="T2" style:family="text">
      <style:text-properties officeooo:rsid="001f4a08"/>
    </style:style>
    <style:style style:name="T3" style:family="text">
      <style:text-properties fo:font-weight="bold" style:font-weight-asian="bold" style:font-weight-complex="bold"/>
    </style:style>
    <style:style style:name="T4" style:family="text">
      <style:text-properties fo:font-weight="bold" officeooo:rsid="001f4a08" style:font-weight-asian="bold" style:font-weight-complex="bold"/>
    </style:style>
    <style:style style:name="T5" style:family="text">
      <style:text-properties fo:font-weight="bold" officeooo:rsid="001d4f3e" style:font-weight-asian="bold" style:font-weight-complex="bold"/>
    </style:style>
    <style:style style:name="T6" style:family="text">
      <style:text-properties officeooo:rsid="00234474"/>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2e5223" style:font-style-asian="italic" style:font-weight-asian="bold" style:font-style-complex="italic" style:font-weight-complex="bold"/>
    </style:style>
    <style:style style:name="T9" style:family="text">
      <style:text-properties officeooo:rsid="00331f00"/>
    </style:style>
    <style:style style:name="T10" style:family="text">
      <style:text-properties fo:font-size="13pt" fo:language="el" fo:country="GR" style:text-underline-style="none" fo:font-weight="normal" officeooo:rsid="00343b7d" style:font-size-asian="11.3500003814697pt" style:font-weight-asian="normal" style:font-size-complex="13pt" style:font-weight-complex="normal"/>
    </style:style>
    <style:style style:name="T11" style:family="text">
      <style:text-properties fo:font-size="13pt" fo:language="el" fo:country="GR" style:text-underline-style="none" fo:font-weight="normal" officeooo:rsid="0034ec08" style:font-size-asian="11.3500003814697pt" style:font-weight-asian="normal" style:font-size-complex="13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Ανάπτυξη Λογισμικού για Αλγοριθμικά Προβλήματα</text:h>
      <text:h text:style-name="P24" text:outline-level="2">1/11/2014</text:h>
      <text:h text:style-name="P24" text:outline-level="2">Εργασία 1</text:h>
      <text:p text:style-name="P18"/>
      <text:h text:style-name="P25" text:outline-level="3">Αυτσίδης Σέργιος Α.Μ: 1115200900052</text:h>
      <text:h text:style-name="P25" text:outline-level="3">Μπορεκτσίογλου Ιωάννης Α.Μ: 1115201000111</text:h>
      <text:h text:style-name="P25" text:outline-level="3">Πατσουράκος Κωνσταντίνος Α.Μ: 1115200900129</text:h>
      <text:p text:style-name="P19"/>
      <text:p text:style-name="P20"/>
      <text:p text:style-name="P1">Περιγραφή Interface</text:p>
      <text:p text:style-name="P1"/>
      <text:p text:style-name="P6">Στο αρχείο data.h υλοποιείται αρχικά η δομή των δεδομένων που περιέχει το όνομα του κάθε item και το περιεχόμενο του. Στην συνεχεια ορίζονται σαν δείκτες οι συναρτήσεις που χρησιμοποιουνται στις μετρικές. Με αυτό τον τρόπο περιγράφουμε ενα interface προς τα έξω. Στα δεδομένα κάθε μετρικού χώρου έχουμε τις συναρτήσεις που χρησιμοποιούνται στην εύρεση του κοντινότερου γείτονα, και οι οποίες ανατίθονται στους δείκτες μέσα στην main ανάλογα τον μετρικό χώρο που περιγράφει το αρχείο εισόδου. Έτσι βλέπουμε μόνο τις συναρτήσεις του data.h και όταν καλούμε αυτές, καλείται η ανάλογη συνάρτηση για τον μετρικό χώρο που ασχολούμαστε. </text:p>
      <text:p text:style-name="P6">Επίσης στο αρχείο LSH.c μεσα στη δομή που περιέχει τα hashtables ύπαρχει ένας δείκτης σε void. Αυτός ο δείκτης ανατίθεται σε ένα struct που περιγράφει την κάθε g συνάρτηση, για τον αναλογο μετρικό χώρο. Έτσι κρατάμε τις πληροφορίες που έχει μέσα η κάθε g του καθε hashtable και τις αρχικοποιούμε όταν φτίαχνουμε την δομή για τον αλγόριθμο. Επισης σε κάθε αρχείο για τα συγκεκριμένα data έχουμε ενα global struct το οποίο κρατάει τις πληροφορίες για κάθε μετρικό χώρο (π.χ. K, dimension, dataset)</text:p>
      <text:p text:style-name="P7"/>
      <text:p text:style-name="P2">Κατάλογος των αρχείων κώδικα / επικεφαλίδων και περιγραφή τους</text:p>
      <text:p text:style-name="P2"/>
      <text:list xml:id="list3973770542519632009" text:style-name="L1">
        <text:list-item>
          <text:p text:style-name="P8"><text:span text:style-name="T3">/inputFiles</text:span> ---- κατάλογος που περιέχει όλα τα αρχεία εισόδου(datasets, queries)</text:p>
        </text:list-item>
        <text:list-item>
          <text:p text:style-name="P8"><text:span text:style-name="T3">/output</text:span> ---- κατάλογος που περιέχει το αρχείο εξόδου</text:p>
        </text:list-item>
        <text:list-item>
          <text:p text:style-name="P9"><text:span text:style-name="T5">/Tests/testMains</text:span><text:span text:style-name="T1"> ---- κατάλογος που περιέχει test mains για συγκεκριμενα κομματια κώδικα</text:span></text:p>
        </text:list-item>
        <text:list-item>
          <text:p text:style-name="P9"><text:span text:style-name="T4">/data.h</text:span><text:span text:style-name="T2"> ---- περιέχει την δόμη των δεδομένων και όλες τις συναρτήσεις που αποτελούν το interface</text:span></text:p>
        </text:list-item>
        <text:list-item>
          <text:p text:style-name="P12"><text:span text:style-name="T3">/dataHamming.c</text:span> και<text:span text:style-name="T3"> /dataHamming.h</text:span> ---- περιέχουν όλες τις συναρτήσεις που <text:soft-page-break/>χρείαζονται για <text:s/>την εύρεση του κοντινότερου γείτονα στον χώρο Hamming(distance,equal,range,parsingInput,H,G etc.)</text:p>
        </text:list-item>
        <text:list-item>
          <text:p text:style-name="P12"><text:span text:style-name="T3">/dataEuclidean.c</text:span> και <text:span text:style-name="T3">/dataEuclidean .h</text:span> ---- περιέχουν όλες τις συναρτήσεις που χρείαζονται για <text:s/>την εύρεση του κοντινότερου γείτονα στον χώρο Euclidean(distance,equal,range,parsingInput,H,G,F etc.)</text:p>
        </text:list-item>
        <text:list-item>
          <text:p text:style-name="P12"><text:span text:style-name="T3">/dataDistanceMatrix.c</text:span> και <text:span text:style-name="T3">/dataDistanceMatrix .h</text:span> ---- περιέχουν όλες τις συναρτήσεις που χρείαζονται για <text:s/>την εύρεση του κοντινότερου γείτονα όταν ο χώρος είναι πίνακας αποστάσεων(distance,equal,range,parsingInput,H,G,GetMedian etc.)</text:p>
        </text:list-item>
        <text:list-item>
          <text:p text:style-name="P12"><text:span text:style-name="T3">/dataFunction.c</text:span> και <text:span text:style-name="T3">/dataFunction.h</text:span> ---- περιέχουν όλες τις συναρτήσεις που χρείαζονται για <text:s/>την εύρεση του κοντινότερου γείτονα όταν έχουμε μια compiled distance function.(distance,equal,range,parsingInput,H,G,GetMedian etc.)</text:p>
        </text:list-item>
        <text:list-item>
          <text:p text:style-name="P12"><text:span text:style-name="T3">/hashTable.c</text:span> και <text:span text:style-name="T3">/hashTable.h</text:span> ---- περιέχουν τη δομή και <text:s/>τις συναρτήσεις για το hash table</text:p>
        </text:list-item>
        <text:list-item>
          <text:p text:style-name="P12"><text:span text:style-name="T3">/list.c</text:span> και<text:span text:style-name="T3"> /list .h</text:span> ---- περιέχουν τη δομή και <text:s/>τις συναρτήσεις για την λίστα</text:p>
        </text:list-item>
        <text:list-item>
          <text:p text:style-name="P12"><text:span text:style-name="T3">/inputGenerator.c </text:span>και <text:span text:style-name="T3">/inputGenerator.h</text:span> ---- περιέχουν τις συναρτήσεις για τύχαια αναπαραγωγή datasets και queries</text:p>
        </text:list-item>
        <text:list-item>
          <text:p text:style-name="P12"><text:span text:style-name="T3">/random.c</text:span> και <text:span text:style-name="T3">/random.h</text:span> ---- περιέχουν τις συναρτήσεις για τύχαια αναπαραγωγή αριθμών</text:p>
        </text:list-item>
        <text:list-item>
          <text:p text:style-name="P12"><text:span text:style-name="T3">/distance.c</text:span> ---- περιέχει την δοκιμαστική συνάρτηση για το αρχείο με distance function</text:p>
        </text:list-item>
        <text:list-item>
          <text:p text:style-name="P10"><text:span text:style-name="T4">/libdistance.so</text:span><text:span text:style-name="T2"> ---- περιέχει την δοκιμαστική μεταγλωττισμένη βιβλιοθήκη με την συνάρτηση απόστασης</text:span></text:p>
        </text:list-item>
        <text:list-item>
          <text:p text:style-name="P11"><text:span text:style-name="T4">/LSH.c</text:span><text:span text:style-name="T2"> και </text:span><text:span text:style-name="T4">/LSH.h </text:span><text:span text:style-name="T2">---- περιέχουν της συναρτήσεις κατασκευής και διαγραφής της δομής για τον αλγόριθμο και περιέχουν του αλγορίθμους εύρεσης κοντινότερου γείτονα και <text:s/>εύρεσης γείτονα σε ακτίνα.</text:span></text:p>
        </text:list-item>
        <text:list-item>
          <text:p text:style-name="P13">/<text:span text:style-name="T3">Makefile</text:span> ---- για την μεταγλώττιση</text:p>
        </text:list-item>
      </text:list>
      <text:p text:style-name="P3"/>
      <text:p text:style-name="P4"><text:span text:style-name="T6">Μεταγλώττιση</text:span></text:p>
      <text:p text:style-name="P15"/>
      <text:p text:style-name="P15">Για ευκολότερη μεταγλώττιση, περιλαμβάνεται ένα makefile. Για να μεταγλωττιστεί το πρόγραμμα αρκεί η εντολή</text:p>
      <text:p text:style-name="P15">$ <text:span text:style-name="T7">make main</text:span></text:p>
      <text:p text:style-name="P15">Επίσης περιλαμβάνεται ένα εκτελέσιμο που χρησιμοποιήσαμε για να παράγουμε αυτοματοποιημένα δεδομένα, <text:span text:style-name="T9">ώ</text:span>στε να δοκιμάσουμε την υλοποίηση. Για να παραχθεί αυτό το εκτελέσιμο το make target είναι το </text:p>
      <text:p text:style-name="P15">$ <text:span text:style-name="T7">make </text:span><text:span text:style-name="T8">inputGenerator</text:span></text:p>
      <text:p text:style-name="P15"/>
      <text:p text:style-name="P14"/>
      <text:p text:style-name="P5"><text:soft-page-break/>Εκτέλεση του προγράμματος</text:p>
      <text:p text:style-name="P5"/>
      <text:p text:style-name="P16">Κατά την εκτέλεση του προγράμματος, ο χρήστης καλείται να δώσει τα μονοπάτια για τα αρχεία εισόδου / εξόδου. Αυτά μπορούν να προσδιοριστούν είτε μέσω command-line είτε (εάν δεν δωθούν τα ορίσματα) μέσω interactive ερωτημάτων κατά την εκτέλεση. <text:s/></text:p>
      <text:p text:style-name="P17">Στο τέλος της εκτέλεσης παρέχεται μια σύντομη σύνοψη κάποιων στατιστικών και χρόνων από την εκτέλεση. Πιο συγκεκριμένα:</text:p>
      <text:p text:style-name="P17"/>
      <text:list xml:id="list5803341674122605536" text:style-name="L2">
        <text:list-item>
          <text:p text:style-name="P21"><text:span text:style-name="T10">k<text:tab/><text:tab/>: Η τιμή του k</text:span></text:p>
        </text:list-item>
        <text:list-item>
          <text:p text:style-name="P22"><text:span text:style-name="T10">L<text:tab/><text:tab/>: </text:span><text:span text:style-name="T11">Ομοίως</text:span></text:p>
        </text:list-item>
        <text:list-item>
          <text:p text:style-name="P22"><text:span text:style-name="T10">AvTLSH<text:tab/>: </text:span><text:span text:style-name="T11">Ο μέσος χρόνος αναζήτησης ανά query μέσω του LSH</text:span></text:p>
        </text:list-item>
        <text:list-item>
          <text:p text:style-name="P22"><text:span text:style-name="T10">AvTReal<text:tab/>: </text:span><text:span text:style-name="T11">Ο μέσος χρόνος αναζήτησης ανά query εξαντλητικά</text:span></text:p>
        </text:list-item>
        <text:list-item>
          <text:p text:style-name="P22"><text:span text:style-name="T10">AvLSHDev<text:tab/></text:span><text:span text:style-name="T11">: Η μέση απόκλιση του LSH από την πραγματική λύση</text:span><text:span text:style-name="T10">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l" fo:country="G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l" fo:country="G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nys </meta:initial-creator>
    <meta:creation-date>2014-11-01T20:25:16</meta:creation-date>
    <dc:date>2014-11-01T22:58:48.500941623</dc:date>
    <dc:creator>Sergios </dc:creator>
    <meta:editing-duration>PT33M5S</meta:editing-duration>
    <meta:editing-cycles>22</meta:editing-cycles>
    <meta:generator>LibreOffice/4.2.6.3$Linux_X86_64 LibreOffice_project/420m0$Build-3</meta:generator>
    <meta:document-statistic meta:table-count="0" meta:image-count="0" meta:object-count="0" meta:page-count="3" meta:paragraph-count="39" meta:word-count="613" meta:character-count="4286" meta:non-whitespace-character-count="3719"/>
  </office:meta>
</office:document-meta>
</file>